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X&quot;" style:apply-style-name="Untitled1" style:base-cell-address="Sheet1.G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62" table:default-cell-style-name="ce1"/>
        <table:table-column table:style-name="co1" table:number-columns-repeated="16316" table:default-cell-style-name="Default"/>
        <table:table-row table:style-name="ro1">
          <table:table-cell table:number-columns-repeated="6"/>
          <table:table-cell table:style-name="Default" table:number-columns-repeated="62"/>
          <table:table-cell table:number-columns-repeated="16316"/>
        </table:table-row>
        <table:table-row table:style-name="ro1">
          <table:table-cell table:number-columns-repeated="63"/>
          <table:table-cell table:style-name="Default" table:number-columns-repeated="5"/>
          <table:table-cell table:number-columns-repeated="16316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38"/>
          <table:table-cell table:number-columns-repeated="4" office:value-type="string" calcext:value-type="string">
            <text:p>X</text:p>
          </table:table-cell>
          <table:table-cell table:number-columns-repeated="16342"/>
        </table:table-row>
        <table:table-row table:style-name="ro1">
          <table:table-cell table:number-columns-repeated="37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40"/>
        </table:table-row>
        <table:table-row table:style-name="ro1">
          <table:table-cell table:number-columns-repeated="37"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1">
          <table:table-cell table:number-columns-repeated="36"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1">
          <table:table-cell table:number-columns-repeated="35"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1">
          <table:table-cell table:number-columns-repeated="34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41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1">
          <table:table-cell table:number-columns-repeated="28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1">
          <table:table-cell table:number-columns-repeated="28"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1">
          <table:table-cell table:number-columns-repeated="28"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1">
          <table:table-cell table:number-columns-repeated="28"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1">
          <table:table-cell table:number-columns-repeated="28"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6345"/>
        </table:table-row>
        <table:table-row table:style-name="ro1">
          <table:table-cell table:number-columns-repeated="31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346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10">
          <table:table-cell table:number-columns-repeated="63"/>
          <table:table-cell table:style-name="Default" table:number-columns-repeated="5"/>
          <table:table-cell table:number-columns-repeated="16316"/>
        </table:table-row>
        <table:table-row table:style-name="ro1">
          <table:table-cell table:number-columns-repeated="63"/>
          <table:table-cell table:style-name="Default" table:number-columns-repeated="5"/>
          <table:table-cell table:number-columns-repeated="16316"/>
        </table:table-row>
        <calcext:conditional-formats>
          <calcext:conditional-format calcext:target-range-address="Sheet1.G2:Sheet1.BK42">
            <calcext:condition calcext:apply-style-name="Untitled1" calcext:value="=&quot;X&quot;" calcext:base-cell-address="Sheet1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 style:data-style-name="N2" text:time-value="12:33:01.973214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3T12:53:24.327966352</meta:creation-date>
    <dc:date>2025-11-29T12:40:00.528344321</dc:date>
    <meta:editing-duration>PT12M7S</meta:editing-duration>
    <meta:editing-cycles>2</meta:editing-cycles>
    <meta:generator>LibreOffice/24.8.7.2$Linux_AARCH64 LibreOffice_project/480$Build-2</meta:generator>
    <meta:document-statistic meta:table-count="1" meta:cell-count="182" meta:object-count="0"/>
  </office:meta>
</office:document-meta>
</file>